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99bc" officeooo:paragraph-rsid="001d99bc"/>
    </style:style>
    <style:style style:name="P2" style:family="paragraph" style:parent-style-name="Preformatted_20_Text" style:list-style-name="L1">
      <style:text-properties officeooo:paragraph-rsid="001f545f"/>
    </style:style>
    <style:style style:name="P3" style:family="paragraph" style:parent-style-name="Preformatted_20_Text">
      <style:text-properties officeooo:paragraph-rsid="002122b5"/>
    </style:style>
    <style:style style:name="P4" style:family="paragraph" style:list-style-name="L1"/>
    <style:style style:name="T1" style:family="text">
      <style:text-properties officeooo:rsid="001d99bc"/>
    </style:style>
    <style:style style:name="T2" style:family="text">
      <style:text-properties fo:color="#008000"/>
    </style:style>
    <style:style style:name="T3" style:family="text">
      <style:text-properties officeooo:rsid="001f545f"/>
    </style:style>
    <style:style style:name="T4" style:family="text">
      <style:text-properties style:font-name="Liberation Mono" fo:font-size="10pt" officeooo:rsid="001f545f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122b5" style:font-name-asian="Noto Sans Mono CJK SC" style:font-size-asian="10pt" style:font-name-complex="Liberation Mono" style:font-size-complex="10pt"/>
    </style:style>
    <style:style style:name="T6" style:family="text">
      <style:text-properties officeooo:rsid="002122b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port</text:p>
      <text:list xml:id="list94659558" text:style-name="L1">
        <text:list-item>
          <text:p text:style-name="Preformatted_20_Text"><text:span text:style-name="T1">Value 1: !%</text:span><text:span text:style-name="T3">Para1</text:span><text:span text:style-name="T1">%!</text:span></text:p>
        </text:list-item>
        <text:list-item>
          <text:p text:style-name="P2"><text:span text:style-name="T1">Value 2: !%</text:span><text:span text:style-name="T3">Para</text:span><text:span text:style-name="T4">2</text:span><text:span text:style-name="T1">%!</text:span></text:p>
        </text:list-item>
      </text:list>
      <text:p text:style-name="P1"/>
      <text:p text:style-name="P3"><text:span text:style-name="T1">!%</text:span><text:span text:style-name="T5">Listofitems</text:span><text:span text:style-name="T1">%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7T15:47:37.473906335</dc:date>
    <meta:editing-duration>PT1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1" meta:character-count="66" meta:non-whitespace-character-count="61"/>
  </office:meta>
</office:document-meta>
</file>